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a2c70" officeooo:paragraph-rsid="000a2c70"/>
    </style:style>
    <style:style style:name="P2" style:family="paragraph" style:parent-style-name="Standard">
      <style:text-properties officeooo:rsid="000b9671" officeooo:paragraph-rsid="000b9671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a2c70" officeooo:paragraph-rsid="000a2c70" style:font-size-asian="16pt" style:font-weight-asian="bold" style:font-size-complex="16pt" style:font-weight-complex="bold"/>
    </style:style>
    <style:style style:name="P4" style:family="paragraph" style:parent-style-name="Standard">
      <style:text-properties officeooo:rsid="000e24d0" officeooo:paragraph-rsid="000e24d0"/>
    </style:style>
    <style:style style:name="P5" style:family="paragraph" style:parent-style-name="Standard">
      <style:text-properties fo:font-style="normal" style:text-underline-style="none" fo:font-weight="normal" officeooo:rsid="004b7569" officeooo:paragraph-rsid="003cbf7b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text-properties officeooo:rsid="000a2c70" officeooo:paragraph-rsid="000a2c70"/>
    </style:style>
    <style:style style:name="P7" style:family="paragraph" style:parent-style-name="Standard" style:list-style-name="L2">
      <style:text-properties officeooo:rsid="000a2c70" officeooo:paragraph-rsid="000a2c70"/>
    </style:style>
    <style:style style:name="P8" style:family="paragraph" style:parent-style-name="Standard" style:list-style-name="L2">
      <style:text-properties officeooo:paragraph-rsid="000a2c70"/>
    </style:style>
    <style:style style:name="P9" style:family="paragraph" style:parent-style-name="Standard" style:list-style-name="L2">
      <style:text-properties officeooo:paragraph-rsid="00148a26"/>
    </style:style>
    <style:style style:name="P10" style:family="paragraph" style:parent-style-name="Standard" style:list-style-name="L2">
      <style:text-properties officeooo:paragraph-rsid="00135054"/>
    </style:style>
    <style:style style:name="P11" style:family="paragraph" style:parent-style-name="Standard" style:list-style-name="L2">
      <style:text-properties officeooo:paragraph-rsid="0064b4ee"/>
    </style:style>
    <style:style style:name="P12" style:family="paragraph" style:parent-style-name="Standard" style:list-style-name="L2">
      <style:text-properties officeooo:paragraph-rsid="004eaf64"/>
    </style:style>
    <style:style style:name="P13" style:family="paragraph" style:parent-style-name="Standard" style:list-style-name="L2">
      <style:text-properties officeooo:paragraph-rsid="0047c959"/>
    </style:style>
    <style:style style:name="P14" style:family="paragraph" style:parent-style-name="Standard" style:list-style-name="L2">
      <style:text-properties officeooo:paragraph-rsid="00531e9c"/>
    </style:style>
    <style:style style:name="P15" style:family="paragraph" style:parent-style-name="Standard" style:list-style-name="L2">
      <style:text-properties officeooo:paragraph-rsid="0067a013"/>
    </style:style>
    <style:style style:name="P16" style:family="paragraph" style:parent-style-name="Standard" style:list-style-name="L2">
      <style:text-properties fo:font-weight="normal" officeooo:rsid="0039017e" officeooo:paragraph-rsid="0039017e" style:font-weight-asian="normal" style:font-weight-complex="normal"/>
    </style:style>
    <style:style style:name="P17" style:family="paragraph" style:parent-style-name="Standard" style:list-style-name="L2">
      <style:text-properties officeooo:rsid="002a09ec" officeooo:paragraph-rsid="002a09ec"/>
    </style:style>
    <style:style style:name="P18" style:family="paragraph" style:parent-style-name="Standard" style:list-style-name="L2">
      <style:text-properties officeooo:rsid="000b9671" officeooo:paragraph-rsid="000b9671"/>
    </style:style>
    <style:style style:name="P19" style:family="paragraph" style:parent-style-name="Standard" style:list-style-name="L4">
      <style:text-properties officeooo:rsid="000b9671" officeooo:paragraph-rsid="000b9671"/>
    </style:style>
    <style:style style:name="P20" style:family="paragraph" style:parent-style-name="Standard" style:list-style-name="L2">
      <style:text-properties officeooo:rsid="0011600d" officeooo:paragraph-rsid="0011600d"/>
    </style:style>
    <style:style style:name="P21" style:family="paragraph" style:parent-style-name="Standard" style:list-style-name="L2">
      <style:text-properties officeooo:rsid="004422d6" officeooo:paragraph-rsid="004422d6"/>
    </style:style>
    <style:style style:name="P22" style:family="paragraph" style:parent-style-name="Standard" style:list-style-name="L2">
      <style:text-properties fo:font-style="normal" style:text-underline-style="none" fo:font-weight="normal" officeooo:rsid="00479cf8" officeooo:paragraph-rsid="00479cf8" style:font-style-asian="normal" style:font-weight-asian="normal" style:font-style-complex="normal" style:font-weight-complex="normal"/>
    </style:style>
    <style:style style:name="P23" style:family="paragraph" style:parent-style-name="Standard" style:list-style-name="L2">
      <style:text-properties fo:font-style="normal" style:text-underline-style="none" fo:font-weight="normal" officeooo:rsid="0047c959" officeooo:paragraph-rsid="0047c959" style:font-style-asian="normal" style:font-weight-asian="normal" style:font-style-complex="normal" style:font-weight-complex="normal"/>
    </style:style>
    <style:style style:name="P24" style:family="paragraph" style:parent-style-name="Standard" style:list-style-name="L2">
      <style:text-properties fo:font-style="normal" style:text-underline-style="none" fo:font-weight="normal" officeooo:rsid="0047c959" officeooo:paragraph-rsid="0064b4ee" style:font-style-asian="normal" style:font-weight-asian="normal" style:font-style-complex="normal" style:font-weight-complex="normal"/>
    </style:style>
    <style:style style:name="P25" style:family="paragraph" style:parent-style-name="Standard" style:list-style-name="L2">
      <style:text-properties fo:font-style="normal" style:text-underline-style="none" fo:font-weight="normal" officeooo:rsid="004c1ea9" officeooo:paragraph-rsid="0064b4ee" style:font-style-asian="normal" style:font-weight-asian="normal" style:font-style-complex="normal" style:font-weight-complex="normal"/>
    </style:style>
    <style:style style:name="P26" style:family="paragraph" style:parent-style-name="Standard" style:list-style-name="L2">
      <style:text-properties officeooo:rsid="0047c959" officeooo:paragraph-rsid="0047c959"/>
    </style:style>
    <style:style style:name="P27" style:family="paragraph" style:parent-style-name="Standard" style:list-style-name="L2">
      <style:text-properties officeooo:rsid="0033751e" officeooo:paragraph-rsid="0033751e"/>
    </style:style>
    <style:style style:name="P28" style:family="paragraph" style:parent-style-name="Standard" style:list-style-name="L2">
      <style:text-properties fo:font-weight="bold" officeooo:rsid="000fa6e3" officeooo:paragraph-rsid="0033751e" style:font-weight-asian="bold" style:font-weight-complex="bold"/>
    </style:style>
    <style:style style:name="P29" style:family="paragraph" style:parent-style-name="Standard" style:list-style-name="L2">
      <style:text-properties fo:font-weight="bold" officeooo:rsid="000fa6e3" officeooo:paragraph-rsid="004eaf64" style:font-weight-asian="bold" style:font-weight-complex="bold"/>
    </style:style>
    <style:style style:name="P30" style:family="paragraph" style:parent-style-name="Standard" style:list-style-name="L2">
      <style:text-properties fo:font-weight="bold" officeooo:rsid="0051ad0d" officeooo:paragraph-rsid="0051ad0d" style:font-weight-asian="bold" style:font-weight-complex="bold"/>
    </style:style>
    <style:style style:name="P31" style:family="paragraph" style:parent-style-name="Standard" style:list-style-name="L2">
      <style:text-properties officeooo:rsid="004eaf64" officeooo:paragraph-rsid="004eaf64"/>
    </style:style>
    <style:style style:name="P32" style:family="paragraph" style:parent-style-name="Standard" style:list-style-name="L2">
      <style:text-properties officeooo:rsid="00531e9c" officeooo:paragraph-rsid="00531e9c"/>
    </style:style>
    <style:style style:name="P33" style:family="paragraph" style:parent-style-name="Standard" style:list-style-name="L3">
      <style:text-properties fo:color="#000000" fo:font-size="11pt" fo:font-weight="normal" officeooo:rsid="000ee0a4" officeooo:paragraph-rsid="000fa6e3" style:font-size-asian="11pt" style:font-weight-asian="normal" style:font-size-complex="11pt" style:font-weight-complex="normal"/>
    </style:style>
    <style:style style:name="P34" style:family="paragraph" style:parent-style-name="Standard" style:list-style-name="L4">
      <style:text-properties officeooo:rsid="00354789" officeooo:paragraph-rsid="00354789"/>
    </style:style>
    <style:style style:name="P35" style:family="paragraph" style:parent-style-name="Standard" style:list-style-name="L4">
      <style:text-properties officeooo:rsid="00355c13" officeooo:paragraph-rsid="00355c13"/>
    </style:style>
    <style:style style:name="P36" style:family="paragraph" style:parent-style-name="Standard" style:list-style-name="L4">
      <style:text-properties officeooo:rsid="00366469" officeooo:paragraph-rsid="00366469"/>
    </style:style>
    <style:style style:name="T1" style:family="text">
      <style:text-properties officeooo:rsid="000a2c7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2c70" style:font-weight-asian="bold" style:font-weight-complex="bold"/>
    </style:style>
    <style:style style:name="T4" style:family="text">
      <style:text-properties fo:font-weight="bold" officeooo:rsid="0010cc6f" style:font-weight-asian="bold" style:font-weight-complex="bold"/>
    </style:style>
    <style:style style:name="T5" style:family="text">
      <style:text-properties fo:font-weight="bold" officeooo:rsid="002a09ec" style:font-weight-asian="bold" style:font-weight-complex="bold"/>
    </style:style>
    <style:style style:name="T6" style:family="text">
      <style:text-properties fo:font-weight="bold" officeooo:rsid="000fa6e3" style:font-weight-asian="bold" style:font-weight-complex="bold"/>
    </style:style>
    <style:style style:name="T7" style:family="text">
      <style:text-properties fo:font-weight="bold" officeooo:rsid="00631e49" style:font-weight-asian="bold" style:font-weight-complex="bold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fo:font-style="italic" style:text-underline-style="solid" style:text-underline-width="auto" style:text-underline-color="font-color" officeooo:rsid="0010cc6f" style:font-style-asian="italic" style:font-style-complex="italic"/>
    </style:style>
    <style:style style:name="T11" style:family="text">
      <style:text-properties fo:font-style="italic" style:text-underline-style="solid" style:text-underline-width="auto" style:text-underline-color="font-color" officeooo:rsid="0011600d" style:font-style-asian="italic" style:font-style-complex="italic"/>
    </style:style>
    <style:style style:name="T12" style:family="text">
      <style:text-properties fo:font-style="italic" style:text-underline-style="solid" style:text-underline-width="auto" style:text-underline-color="font-color" officeooo:rsid="002e88eb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4" style:family="text">
      <style:text-properties fo:font-style="italic" style:text-underline-style="solid" style:text-underline-width="auto" style:text-underline-color="font-color" fo:font-weight="normal" officeooo:rsid="0011600d" style:font-style-asian="italic" style:font-weight-asian="normal" style:font-style-complex="italic" style:font-weight-complex="normal"/>
    </style:style>
    <style:style style:name="T15" style:family="text">
      <style:text-properties fo:font-style="italic" style:text-underline-style="solid" style:text-underline-width="auto" style:text-underline-color="font-color" fo:font-weight="normal" officeooo:rsid="00135054" style:font-style-asian="italic" style:font-weight-asian="normal" style:font-style-complex="italic" style:font-weight-complex="normal"/>
    </style:style>
    <style:style style:name="T16" style:family="text">
      <style:text-properties fo:font-style="italic" style:text-underline-style="solid" style:text-underline-width="auto" style:text-underline-color="font-color" fo:font-weight="normal" officeooo:rsid="00155f84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3195a9" style:font-style-asian="italic" style:font-weight-asian="normal" style:font-style-complex="italic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officeooo:rsid="0010cc6f"/>
    </style:style>
    <style:style style:name="T21" style:family="text">
      <style:text-properties fo:color="#800000" fo:font-size="13pt" fo:font-weight="bold" style:font-size-asian="13pt" style:font-weight-asian="bold" style:font-size-complex="13pt" style:font-weight-complex="bold"/>
    </style:style>
    <style:style style:name="T22" style:family="text">
      <style:text-properties fo:color="#800000" fo:font-size="14pt" fo:font-weight="bold" style:font-size-asian="14pt" style:font-weight-asian="bold" style:font-size-complex="14pt" style:font-weight-complex="bold"/>
    </style:style>
    <style:style style:name="T23" style:family="text">
      <style:text-properties fo:color="#800000" fo:font-size="14pt" fo:font-weight="bold" officeooo:rsid="000ee0a4" style:font-size-asian="14pt" style:font-weight-asian="bold" style:font-size-complex="14pt" style:font-weight-complex="bold"/>
    </style:style>
    <style:style style:name="T24" style:family="text">
      <style:text-properties officeooo:rsid="0011600d"/>
    </style:style>
    <style:style style:name="T25" style:family="text">
      <style:text-properties fo:font-style="normal" style:text-underline-style="solid" style:text-underline-width="auto" style:text-underline-color="font-color" fo:font-weight="normal" officeooo:rsid="00135054" style:font-style-asian="normal" style:font-weight-asian="normal" style:font-style-complex="normal" style:font-weight-complex="normal"/>
    </style:style>
    <style:style style:name="T2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fo:font-style="normal" style:text-underline-style="none" fo:font-weight="normal" officeooo:rsid="00135054" style:font-style-asian="normal" style:font-weight-asian="normal" style:font-style-complex="normal" style:font-weight-complex="normal"/>
    </style:style>
    <style:style style:name="T28" style:family="text">
      <style:text-properties fo:font-style="normal" style:text-underline-style="none" fo:font-weight="normal" officeooo:rsid="00155f84" style:font-style-asian="normal" style:font-weight-asian="normal" style:font-style-complex="normal" style:font-weight-complex="normal"/>
    </style:style>
    <style:style style:name="T29" style:family="text">
      <style:text-properties fo:font-style="normal" style:text-underline-style="none" fo:font-weight="normal" officeooo:rsid="003cbf7b" style:font-style-asian="normal" style:font-weight-asian="normal" style:font-style-complex="normal" style:font-weight-complex="normal"/>
    </style:style>
    <style:style style:name="T30" style:family="text">
      <style:text-properties fo:font-style="normal" style:text-underline-style="none" fo:font-weight="normal" officeooo:rsid="000b9671" style:font-style-asian="normal" style:font-weight-asian="normal" style:font-style-complex="normal" style:font-weight-complex="normal"/>
    </style:style>
    <style:style style:name="T31" style:family="text">
      <style:text-properties fo:font-style="normal" style:text-underline-style="none" fo:font-weight="normal" officeooo:rsid="0010cc6f" style:font-style-asian="normal" style:font-weight-asian="normal" style:font-style-complex="normal" style:font-weight-complex="normal"/>
    </style:style>
    <style:style style:name="T32" style:family="text">
      <style:text-properties fo:font-style="normal" style:text-underline-style="none" fo:font-weight="normal" officeooo:rsid="004422d6" style:font-style-asian="normal" style:font-weight-asian="normal" style:font-style-complex="normal" style:font-weight-complex="normal"/>
    </style:style>
    <style:style style:name="T33" style:family="text">
      <style:text-properties fo:font-style="normal" style:text-underline-style="none" fo:font-weight="normal" officeooo:rsid="004b7569" style:font-style-asian="normal" style:font-weight-asian="normal" style:font-style-complex="normal" style:font-weight-complex="normal"/>
    </style:style>
    <style:style style:name="T34" style:family="text">
      <style:text-properties fo:font-style="normal" style:text-underline-style="none" fo:font-weight="normal" officeooo:rsid="004c1ea9" style:font-style-asian="normal" style:font-weight-asian="normal" style:font-style-complex="normal" style:font-weight-complex="normal"/>
    </style:style>
    <style:style style:name="T35" style:family="text">
      <style:text-properties fo:font-style="normal" style:text-underline-style="none" fo:font-weight="normal" officeooo:rsid="004d91c1" style:font-style-asian="normal" style:font-weight-asian="normal" style:font-style-complex="normal" style:font-weight-complex="normal"/>
    </style:style>
    <style:style style:name="T36" style:family="text">
      <style:text-properties fo:font-style="normal" style:text-underline-style="none" fo:font-weight="normal" officeooo:rsid="0064b4ee" style:font-style-asian="normal" style:font-weight-asian="normal" style:font-style-complex="normal" style:font-weight-complex="normal"/>
    </style:style>
    <style:style style:name="T37" style:family="text">
      <style:text-properties fo:font-style="normal" style:text-underline-style="none" fo:font-weight="bold" officeooo:rsid="00135054" style:font-style-asian="normal" style:font-weight-asian="bold" style:font-style-complex="normal" style:font-weight-complex="bold"/>
    </style:style>
    <style:style style:name="T38" style:family="text">
      <style:text-properties fo:font-style="normal" style:text-underline-style="none" fo:font-weight="bold" officeooo:rsid="0010cc6f" style:font-style-asian="normal" style:font-weight-asian="bold" style:font-style-complex="normal" style:font-weight-complex="bold"/>
    </style:style>
    <style:style style:name="T39" style:family="text">
      <style:text-properties fo:font-style="normal" style:text-underline-style="none" fo:font-weight="bold" officeooo:rsid="000b9671" style:font-style-asian="normal" style:font-weight-asian="bold" style:font-style-complex="normal" style:font-weight-complex="bold"/>
    </style:style>
    <style:style style:name="T40" style:family="text">
      <style:text-properties fo:font-style="normal" style:text-underline-style="none" fo:font-weight="bold" officeooo:rsid="003cbf7b" style:font-style-asian="normal" style:font-weight-asian="bold" style:font-style-complex="normal" style:font-weight-complex="bold"/>
    </style:style>
    <style:style style:name="T41" style:family="text">
      <style:text-properties fo:font-style="normal" style:text-underline-style="none" fo:font-weight="bold" officeooo:rsid="004b7569" style:font-style-asian="normal" style:font-weight-asian="bold" style:font-style-complex="normal" style:font-weight-complex="bold"/>
    </style:style>
    <style:style style:name="T42" style:family="text">
      <style:text-properties officeooo:rsid="002a09ec"/>
    </style:style>
    <style:style style:name="T43" style:family="text">
      <style:text-properties fo:font-weight="normal" style:font-weight-asian="normal" style:font-weight-complex="normal"/>
    </style:style>
    <style:style style:name="T44" style:family="text">
      <style:text-properties fo:font-weight="normal" officeooo:rsid="002a09ec" style:font-weight-asian="normal" style:font-weight-complex="normal"/>
    </style:style>
    <style:style style:name="T45" style:family="text">
      <style:text-properties officeooo:rsid="00355c13"/>
    </style:style>
    <style:style style:name="T46" style:family="text">
      <style:text-properties officeooo:rsid="00429c18"/>
    </style:style>
    <style:style style:name="T47" style:family="text">
      <style:text-properties officeooo:rsid="00429d5a"/>
    </style:style>
    <style:style style:name="T48" style:family="text">
      <style:text-properties officeooo:rsid="000fa6e3"/>
    </style:style>
    <style:style style:name="T49" style:family="text">
      <style:text-properties officeooo:rsid="005f573a"/>
    </style:style>
    <style:style style:name="T50" style:family="text">
      <style:text-properties officeooo:rsid="00531e9c"/>
    </style:style>
    <style:style style:name="T51" style:family="text">
      <style:text-properties officeooo:rsid="0067a01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493cm" fo:text-indent="-0.635cm" fo:margin-left="3.4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763cm" fo:text-indent="-0.635cm" fo:margin-left="4.7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033cm" fo:text-indent="-0.635cm" fo:margin-left="6.0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303cm" fo:text-indent="-0.635cm" fo:margin-left="7.3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573cm" fo:text-indent="-0.635cm" fo:margin-left="8.5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208cm" fo:text-indent="-0.635cm" fo:margin-left="9.208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ALISI LAVORO RETI NEURALI:</text:p>
      <text:p text:style-name="P1"/>
      <text:list xml:id="list1046291811751702672" text:style-name="L1">
        <text:list-item>
          <text:p text:style-name="P6"><text:span text:style-name="T22">Usare il modulo digraph.</text:span><text:span text:style-name="T23">erl</text:span><text:span text:style-name="T22"> per il genotipo:</text:span></text:p>
        </text:list-item>
      </text:list>
      <text:list xml:id="list7891010739883078029" text:style-name="L2">
        <text:list-item>
          <text:list>
            <text:list-item>
              <text:p text:style-name="P8"><text:span text:style-name="T1">Modularizzare </text:span><text:span text:style-name="T3">genotype.erl</text:span><text:span text:style-name="T1"> e </text:span><text:span text:style-name="T3">phenotype.erl</text:span><text:span text:style-name="T1">:FATTO</text:span></text:p>
              <text:list>
                <text:list-item>
                  <text:list>
                    <text:list-item>
                      <text:p text:style-name="P16"><text:span text:style-name="T1">L</text:span>avorano su un grafo.</text:p>
                    </text:list-item>
                    <text:list-item>
                      <text:p text:style-name="P17"><text:span text:style-name="T3">P</text:span><text:span text:style-name="T2">henotype.erl </text:span><text:span text:style-name="T43">può mandare un messaggio/eseguire azione sugli elementi del fenotipo.(vedi </text:span><text:span text:style-name="T13">backup_weights</text:span><text:span text:style-name="T43"> ecc..), sarebbe un </text:span><text:span text:style-name="T17">update/</text:span><text:span text:style-name="T18">set</text:span><text:span text:style-name="T43">.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T44">Inserire in</text:span><text:span text:style-name="T5"> nn_service.erl </text:span><text:span text:style-name="T44">la</text:span> mappa<text:span text:style-name="T42">tura tra</text:span> genotipo e fenotipo: <text:span text:style-name="T47">FATTO</text:span></text:p>
              <text:list>
                <text:list-item>
                  <text:list>
                    <text:list-item>
                      <text:p text:style-name="P18">Sa in base al tipo della rete(rnn, som, ecc), come mappare.</text:p>
                    </text:list-item>
                    <text:list-item>
                      <text:p text:style-name="P20">La mappatura deve essere efficiente in termini di memoria ovvero non deve esserci duplicazione di dati durante l’esecuzione:</text:p>
                      <text:list>
                        <text:list-item>
                          <text:list>
                            <text:list-item>
                              <text:p text:style-name="P20"><text:span text:style-name="T8">Da genotipo a fenotipo</text:span>: <text:span text:style-name="T46">FATTO</text:span></text:p>
                              <text:list>
                                <text:list-item>
                                  <text:p text:style-name="P20">Vengono spawnati prima i nodi, poi vengono aggiunti gli archi:</text:p>
                                  <text:list>
                                    <text:list-item>
                                      <text:list>
                                        <text:list-item>
                                          <text:p text:style-name="P9"><text:span text:style-name="T24">In </text:span><text:span text:style-name="T37">neuron.erl, sensor.erl, actuator.erl e cortex.erl</text:span><text:span text:style-name="T24"> aggiungere funzioni </text:span><text:span text:style-name="T11">get,set</text:span><text:span text:style-name="T24"> di archi che opera sul record del rispettivo fenotipo(ex: per </text:span><text:span text:style-name="T14">neuron_pheno </text:span><text:span text:style-name="T28">va sui</text:span><text:span text:style-name="T16"> </text:span><text:span text:style-name="T27">campi</text:span><text:span text:style-name="T15"> faninsWeight, fanouts, roInsWeights, roouts</text:span><text:span text:style-name="T27">)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0"><text:span text:style-name="T25">Da fenotipo a genotipo</text:span><text:span text:style-name="T27">: </text:span><text:span text:style-name="T32">FATTO</text:span></text:p>
                              <text:list>
                                <text:list-item>
                                  <text:p text:style-name="P21"><text:span text:style-name="T27">S</text:span><text:span text:style-name="T26">imile a sopra.</text:span></text:p>
                                </text:list-item>
                                <text:list-item>
                                  <text:p text:style-name="P22">Per recuperare informazioni sul fenotipo vengono utilizzati le funzioni nei moduli specifici del fenotipo(neuron, sensor ecc.):</text:p>
                                  <text:list>
                                    <text:list-item>
                                      <text:p text:style-name="P22">Per recuperare le sinapsi.</text:p>
                                    </text:list-item>
                                  </text:list>
                                </text:list-item>
                                <text:list-item>
                                  <text:p text:style-name="P26"><text:span text:style-name="T26">I fenotipi </text:span><text:span text:style-name="T41">Actuator,</text:span><text:span text:style-name="T33"> </text:span><text:span text:style-name="T41">Cortex</text:span><text:span text:style-name="T33">, </text:span><text:span text:style-name="T41">Sensor</text:span><text:span text:style-name="T33">, </text:span><text:span text:style-name="T41">Neuron</text:span><text:span text:style-name="T33"> e </text:span><text:span text:style-name="T41">Neuron_som</text:span><text:span text:style-name="T33"> </text:span><text:span text:style-name="T26">devo implementare le seguenti </text:span><text:span text:style-name="T13">call</text:span><text:span text:style-name="T26">:</text:span></text:p>
                                  <text:list>
                                    <text:list-item>
                                      <text:p text:style-name="P23">get</text:p>
                                    </text:list-item>
                                    <text:list-item>
                                      <text:p text:style-name="P23">{update, Label} :specifica per fenotipo</text:p>
                                    </text:list-item>
                                    <text:list-item>
                                      <text:p text:style-name="P23">{add_synapse, Label}</text:p>
                                    </text:list-item>
                                    <text:list-item>
                                      <text:p text:style-name="P23">{delete_synapse, Id}</text:p>
                                    </text:list-item>
                                    <text:list-item>
                                      <text:p text:style-name="P24">stop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35"><text:s/></text:span><text:span text:style-name="T33">Effettuare i test su genotipo, fenotipo e mappatura:</text:span></text:p>
              <text:list>
                <text:list-item>
                  <text:p text:style-name="P25">Testare singole api genotype.erl.</text:p>
                </text:list-item>
                <text:list-item>
                  <text:p text:style-name="P25">Testare singole api phenotype.erl.</text:p>
                </text:list-item>
                <text:list-item>
                  <text:p text:style-name="P11"><text:span text:style-name="T34">Testare mappatura </text:span><text:span text:style-name="T36">tra genotipo e fenotipo</text:span><text:span text:style-name="T34">.</text:span></text:p>
                </text:list-item>
              </text:list>
            </text:list-item>
          </text:list>
        </text:list-item>
      </text:list>
      <text:p text:style-name="P5"/>
      <text:list xml:id="list100130136752580" text:continue-numbering="true" text:style-name="L2">
        <text:list-item>
          <text:list>
            <text:list-item>
              <text:p text:style-name="P27">Moduli da modificare in funzione dell’uso del digraph:</text:p>
              <text:list>
                <text:list-item>
                  <text:p text:style-name="P28">Trainer.erl:</text:p>
                  <text:list>
                    <text:list-item>
                      <text:p text:style-name="P30"><text:span text:style-name="T43">Utilizzare il più possibile il fenotipo</text:span>.</text:p>
                    </text:list-item>
                  </text:list>
                </text:list-item>
                <text:list-item>
                  <text:p text:style-name="P28">Genotype_mutator.erl:</text:p>
                  <text:list>
                    <text:list-item>
                      <text:p text:style-name="P30"><text:span text:style-name="T43">Utilizzare il più possibile il fenotipo</text:span>.</text:p>
                    </text:list-item>
                  </text:list>
                </text:list-item>
                <text:list-item>
                  <text:p text:style-name="P28">Genotype.erl</text:p>
                </text:list-item>
                <text:list-item>
                  <text:p text:style-name="P28">Phenotype.erl</text:p>
                </text:list-item>
                <text:list-item>
                  <text:p text:style-name="P29">Agent.erl:</text:p>
                  <text:list>
                    <text:list-item>
                      <text:p text:style-name="P31"><text:span text:style-name="T43">Get e set del genotipo</text:span><text:span text:style-name="T2">.</text:span></text:p>
                    </text:list-item>
                    <text:list-item>
                      <text:p text:style-name="P12"><text:span text:style-name="T6"><text:s/></text:span><text:span text:style-name="T48">funzioni di salvataggio e caricamento rete.</text:span></text:p>
                    </text:list-item>
                  </text:list>
                </text:list-item>
                <text:list-item>
                  <text:p text:style-name="P32"><text:span text:style-name="T2">Plasticity.erl</text:span>:</text:p>
                  <text:list>
                    <text:list-item>
                      <text:p text:style-name="P14"><text:span text:style-name="T50">Aggiornare con la nuova struttura dei pesi del neurone</text:span></text:p>
                    </text:list-item>
                  </text:list>
                </text:list-item>
              </text:list>
            </text:list-item>
            <text:list-item>
              <text:p text:style-name="P15"><text:span text:style-name="T51">Testare i restanti moduli modificati</text:span></text:p>
            </text:list-item>
          </text:list>
        </text:list-item>
      </text:list>
      <text:list xml:id="list5932279540334501042" text:style-name="L3">
        <text:list-header>
          <text:p text:style-name="P33"/>
        </text:list-header>
      </text:list>
      <text:p text:style-name="P4"/>
      <text:p text:style-name="P2"><text:soft-page-break/></text:p>
      <text:p text:style-name="P2"><text:span text:style-name="T21">3. Refactor del codice</text:span>:</text:p>
      <text:list xml:id="list1216997740066067524" text:style-name="L4">
        <text:list-item>
          <text:p text:style-name="P19"><text:span text:style-name="T20">La funzione </text:span><text:span text:style-name="T4">s</text:span><text:span text:style-name="T2">witch_ids</text:span> in <text:span text:style-name="T2">genotype_mutator.erl</text:span> va in <text:span text:style-name="T2">nn_service.erl</text:span>.</text:p>
        </text:list-item>
        <text:list-item>
          <text:p text:style-name="P19">Nella costruzione del genotipo, per le <text:span text:style-name="T9">direttive</text:span><text:span text:style-name="T10">( fit, predict, fit_predict) </text:span><text:span text:style-name="T12">e i constraint</text:span>, usare le mappe al posto delle tuple.</text:p>
        </text:list-item>
        <text:list-item>
          <text:p text:style-name="P34">Modularizzare e migliorare il codice in genotype.erl:</text:p>
          <text:list>
            <text:list-item>
              <text:p text:style-name="P34"><text:span text:style-name="T7">c</text:span><text:span text:style-name="T2">reate_neuro_net</text:span> <text:span text:style-name="T45">per</text:span> <text:span text:style-name="T19">ffnn</text:span> e <text:span text:style-name="T17">rnn </text:span>→ accomunare il codice.</text:p>
            </text:list-item>
            <text:list-item>
              <text:p text:style-name="P35">Togliere <text:span text:style-name="T2">create_nn </text:span>e separarle in <text:span text:style-name="T2">create_som</text:span> e <text:span text:style-name="T2">create_classic</text:span>.</text:p>
            </text:list-item>
            <text:list-item>
              <text:p text:style-name="P36">Togliere <text:span text:style-name="T2">get_net_type</text:span> e inserire il tipo di genotipo in maniera differente (vedi per som).</text:p>
            </text:list-item>
          </text:list>
          <text:p text:style-name="P19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it" fo:country="IT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fo:font-size="14pt" fo:font-weight="bold" style:font-size-asian="12.25pt" style:font-weight-asian="bold" style:font-size-complex="14pt" style:font-weight-complex="bold"/>
    </style:style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7T15:40:55.662784137</meta:creation-date>
    <dc:date>2022-04-13T10:01:29.331308548</dc:date>
    <meta:editing-duration>PT21H50M45S</meta:editing-duration>
    <meta:editing-cycles>80</meta:editing-cycles>
    <meta:generator>LibreOffice/5.2.7.2$Linux_X86_64 LibreOffice_project/20m0$Build-2</meta:generator>
    <meta:document-statistic meta:table-count="0" meta:image-count="0" meta:object-count="0" meta:page-count="2" meta:paragraph-count="47" meta:word-count="355" meta:character-count="2269" meta:non-whitespace-character-count="2002"/>
  </office:meta>
</office:document-meta>
</file>